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style:font-name="Courier 10 Pitch1" fo:font-weight="bold" style:font-weight-asian="bold" style:font-weight-complex="bold"/>
    </style:style>
    <style:style style:name="P3" style:family="paragraph" style:parent-style-name="Text_20_body">
      <style:paragraph-properties fo:break-before="page"/>
    </style:style>
    <style:style style:name="P4" style:family="paragraph" style:parent-style-name="Standard">
      <style:text-properties fo:font-size="15pt" style:text-underline-style="none" fo:font-weight="bold" style:font-size-asian="15pt" style:font-weight-asian="bold" style:font-size-complex="15pt" style:font-weight-complex="bold"/>
    </style:style>
    <style:style style:name="P5" style:family="paragraph" style:parent-style-name="Standard">
      <style:paragraph-properties>
        <style:tab-stops>
          <style:tab-stop style:position="0.256cm"/>
        </style:tab-stops>
      </style:paragraph-properties>
      <style:text-properties style:font-name="Courier 10 Pitch1" fo:font-size="10pt" fo:font-style="normal" fo:font-weight="normal" style:font-size-asian="8.75pt" style:font-style-asian="normal" style:font-weight-asian="normal" style:font-size-complex="10pt" style:font-style-complex="normal" style:font-weight-complex="normal"/>
    </style:style>
    <style:style style:name="P6" style:family="paragraph" style:parent-style-name="Standard">
      <style:paragraph-properties>
        <style:tab-stops>
          <style:tab-stop style:position="0.256cm"/>
        </style:tab-stops>
      </style:paragraph-properties>
      <style:text-properties style:font-name="Courier 10 Pitch1" fo:font-size="10pt" style:font-size-asian="8.75pt" style:font-size-complex="10pt"/>
    </style:style>
    <style:style style:name="P7" style:family="paragraph" style:parent-style-name="Standard">
      <style:paragraph-properties>
        <style:tab-stops>
          <style:tab-stop style:position="0.256cm"/>
        </style:tab-stops>
      </style:paragraph-properties>
      <style:text-properties style:font-name="Courier 10 Pitch1" fo:font-size="10pt" style:font-size-asian="10pt" style:font-size-complex="10pt"/>
    </style:style>
    <style:style style:name="P8" style:family="paragraph" style:parent-style-name="Standard">
      <style:paragraph-properties>
        <style:tab-stops>
          <style:tab-stop style:position="0.256cm"/>
        </style:tab-stops>
      </style:paragraph-properties>
      <style:text-properties style:font-name="Courier 10 Pitch1" fo:font-size="12pt" style:font-size-asian="12pt" style:font-size-complex="12pt"/>
    </style:style>
    <style:style style:name="P9" style:family="paragraph" style:parent-style-name="Standard">
      <style:paragraph-properties>
        <style:tab-stops>
          <style:tab-stop style:position="0.256cm"/>
        </style:tab-stops>
      </style:paragraph-properties>
      <style:text-properties fo:font-size="10pt" style:font-size-asian="8.75pt" style:font-size-complex="10pt"/>
    </style:style>
    <style:style style:name="P10" style:family="paragraph" style:parent-style-name="Standard">
      <style:paragraph-properties>
        <style:tab-stops>
          <style:tab-stop style:position="0.256cm"/>
        </style:tab-stops>
      </style:paragraph-properties>
      <style:text-properties style:font-name="Liberation Serif" fo:font-size="12pt" style:font-size-asian="12pt" style:font-size-complex="12pt"/>
    </style:style>
    <style:style style:name="P11" style:family="paragraph" style:parent-style-name="Standard">
      <style:paragraph-properties>
        <style:tab-stops>
          <style:tab-stop style:position="0.256cm"/>
        </style:tab-stops>
      </style:paragraph-properties>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style:tab-stops>
          <style:tab-stop style:position="0.256cm"/>
        </style:tab-stops>
      </style:paragraph-properties>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style:tab-stops>
          <style:tab-stop style:position="0.256cm"/>
        </style:tab-stops>
      </style:paragraph-propertie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style:tab-stops>
          <style:tab-stop style:position="0.256cm"/>
        </style:tab-stops>
      </style:paragraph-properties>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style:tab-stops>
          <style:tab-stop style:position="0.256cm"/>
        </style:tab-stops>
      </style:paragraph-properties>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style:tab-stops>
          <style:tab-stop style:position="0.256cm"/>
        </style:tab-stops>
      </style:paragraph-properties>
      <style:text-properties style:font-name="Liberation Serif" fo:font-size="12pt" fo:font-weight="bold" style:font-size-asian="12pt" style:font-weight-asian="bold" style:font-size-complex="12pt" style:font-weight-complex="bold"/>
    </style:style>
    <style:style style:name="P17" style:family="paragraph" style:parent-style-name="Standard">
      <style:paragraph-properties fo:margin-left="0.601cm" fo:margin-right="0cm" fo:text-indent="-0.635cm" style:auto-text-indent="false">
        <style:tab-stops>
          <style:tab-stop style:position="0.256cm"/>
        </style:tab-stops>
      </style:paragraph-properties>
      <style:text-properties style:font-name="Courier 10 Pitch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601cm" fo:margin-right="0cm" fo:text-indent="-0.635cm" style:auto-text-indent="false">
        <style:tab-stops>
          <style:tab-stop style:position="0.256cm"/>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9" style:family="paragraph" style:parent-style-name="Standard">
      <style:paragraph-properties fo:margin-left="0.601cm" fo:margin-right="0cm" fo:text-indent="-0.635cm" style:auto-text-indent="false">
        <style:tab-stops>
          <style:tab-stop style:position="0.256cm"/>
        </style:tab-stops>
      </style:paragraph-properties>
      <style:text-properties fo:font-size="13pt" style:font-size-asian="13pt" style:font-size-complex="13pt"/>
    </style:style>
    <style:style style:name="P20" style:family="paragraph" style:parent-style-name="Standard" style:list-style-name="L19">
      <style:paragraph-properties fo:margin-left="0.601cm" fo:margin-right="0cm" fo:text-indent="-0.635cm" style:auto-text-indent="false">
        <style:tab-stops>
          <style:tab-stop style:position="0.256cm"/>
        </style:tab-stops>
      </style:paragraph-properties>
      <style:text-properties style:font-name="Liberation Serif" fo:font-size="12pt" style:font-size-asian="12pt" style:font-size-complex="12pt"/>
    </style:style>
    <style:style style:name="P21" style:family="paragraph" style:parent-style-name="Standard">
      <style:paragraph-properties fo:margin-left="0cm" fo:margin-right="0cm" fo:text-indent="0cm" style:auto-text-indent="false">
        <style:tab-stops>
          <style:tab-stop style:position="0.256cm"/>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Courier 10 Pitch1" fo:font-weight="bold" style:font-weight-asian="bold" style:font-weight-complex="bold"/>
    </style:style>
    <style:style style:name="P25" style:family="paragraph" style:parent-style-name="Text_20_body">
      <style:text-properties style:font-name="Courier 10 Pitch1" fo:font-size="12pt" fo:font-weight="normal" style:font-size-asian="10.5pt" style:font-weight-asian="normal" style:font-size-complex="12pt" style:font-weight-complex="normal"/>
    </style:style>
    <style:style style:name="P26" style:family="paragraph" style:parent-style-name="Text_20_body" style:list-style-name="L4">
      <style:text-properties style:font-name="Courier 10 Pitch1"/>
    </style:style>
    <style:style style:name="P27" style:family="paragraph" style:parent-style-name="Text_20_body" style:list-style-name="L5">
      <style:text-properties style:font-name="Courier 10 Pitch1"/>
    </style:style>
    <style:style style:name="P28" style:family="paragraph" style:parent-style-name="Text_20_body" style:list-style-name="L5">
      <style:text-properties style:font-name="Courier 10 Pitch1" fo:font-weight="normal" style:font-weight-asian="normal" style:font-weight-complex="normal"/>
    </style:style>
    <style:style style:name="P29" style:family="paragraph" style:parent-style-name="Text_20_body">
      <style:text-properties style:font-name="Courier 10 Pitch1" fo:font-size="10pt" style:font-size-asian="10pt" style:font-size-complex="10pt"/>
    </style:style>
    <style:style style:name="P30" style:family="paragraph" style:parent-style-name="Text_20_body" style:list-style-name="L16">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P31" style:family="paragraph" style:parent-style-name="Text_20_body" style:list-style-name="L17">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P32" style:family="paragraph" style:parent-style-name="Text_20_body" style:list-style-name="L18">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P33" style:family="paragraph" style:parent-style-name="Text_20_body" style:list-style-name="L20">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P34" style:family="paragraph" style:parent-style-name="Text_20_body" style:list-style-name="L21">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P35" style:family="paragraph" style:parent-style-name="Text_20_body" style:list-style-name="L22">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P36" style:family="paragraph" style:parent-style-name="Text_20_body" style:list-style-name="L4"/>
    <style:style style:name="P37" style:family="paragraph" style:parent-style-name="Text_20_body">
      <style:text-properties style:font-name="Liberation Serif"/>
    </style:style>
    <style:style style:name="P38" style:family="paragraph" style:parent-style-name="Text_20_body">
      <style:text-properties style:font-name="Liberation Serif" fo:font-size="12pt" fo:font-weight="normal" style:font-size-asian="10.5pt" style:font-weight-asian="normal" style:font-size-complex="12pt" style:font-weight-complex="normal"/>
    </style:style>
    <style:style style:name="P39" style:family="paragraph" style:parent-style-name="Text_20_body">
      <style:text-properties style:font-name="Liberation Serif" fo:font-size="12pt" style:font-size-asian="12pt" style:font-size-complex="12pt"/>
    </style:style>
    <style:style style:name="P40" style:family="paragraph" style:parent-style-name="Text_20_body">
      <style:text-properties style:font-name="Liberation Serif" fo:font-size="12pt" fo:font-weight="bold" style:font-size-asian="12pt" style:font-weight-asian="bold" style:font-size-complex="12pt" style:font-weight-complex="bold"/>
    </style:style>
    <style:style style:name="P41" style:family="paragraph" style:parent-style-name="Text_20_body">
      <style:text-properties style:font-name="Liberation Serif" fo:font-size="12pt" fo:font-style="normal" style:font-size-asian="12pt" style:font-style-asian="normal" style:font-size-complex="12pt" style:font-style-complex="normal"/>
    </style:style>
    <style:style style:name="P42"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list-style-name="L5">
      <style:text-properties style:font-name="Liberation Serif"/>
    </style:style>
    <style:style style:name="P44" style:family="paragraph" style:parent-style-name="Text_20_body">
      <style:text-properties style:font-name="Liberation Serif" fo:font-weight="normal" style:font-weight-asian="normal" style:font-weight-complex="normal"/>
    </style:style>
    <style:style style:name="P45" style:family="paragraph" style:parent-style-name="Text_20_body" style:list-style-name="L5">
      <style:text-properties style:font-name="Liberation Serif" fo:font-weight="normal" style:font-weight-asian="normal" style:font-weight-complex="normal"/>
    </style:style>
    <style:style style:name="P46" style:family="paragraph" style:parent-style-name="Text_20_body" style:list-style-name="L7">
      <style:text-properties style:font-name="Liberation Serif"/>
    </style:style>
    <style:style style:name="P47" style:family="paragraph" style:parent-style-name="Text_20_body" style:list-style-name="L6">
      <style:text-properties style:font-name="Liberation Serif"/>
    </style:style>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paragraph-properties fo:text-align="center" style:justify-single-word="false"/>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size="12pt" style:font-size-asian="12pt" style:font-size-complex="12pt"/>
    </style:style>
    <style:style style:name="P53" style:family="paragraph" style:parent-style-name="Text_20_body">
      <style:text-properties fo:font-size="12pt" fo:font-weight="bold" style:font-size-asian="12pt" style:font-weight-asian="bold" style:font-size-complex="12pt" style:font-weight-complex="bold"/>
    </style:style>
    <style:style style:name="P54" style:family="paragraph" style:parent-style-name="Text_20_body">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55" style:family="paragraph" style:parent-style-name="Text_20_body">
      <style:text-properties style:font-name="Times New Roman" fo:font-size="12pt" fo:font-weight="bold" style:font-size-asian="12pt" style:font-weight-asian="bold" style:font-size-complex="12pt" style:font-weight-complex="bold"/>
    </style:style>
    <style:style style:name="P56" style:family="paragraph" style:parent-style-name="Text_20_body">
      <style:text-properties style:font-name="Times New Roman" fo:font-size="12pt" style:font-size-asian="12pt" style:font-size-complex="12pt"/>
    </style:style>
    <style:style style:name="P57" style:family="paragraph" style:parent-style-name="Text_20_body">
      <style:text-properties fo:font-style="italic" style:font-style-asian="italic" style:font-style-complex="italic"/>
    </style:style>
    <style:style style:name="P58" style:family="paragraph" style:parent-style-name="Text_20_body">
      <style:text-properties fo:font-style="normal" style:font-style-asian="normal" style:font-style-complex="normal"/>
    </style:style>
    <style:style style:name="P59" style:family="paragraph" style:parent-style-name="Text_20_body" style:list-style-name="L19"/>
    <style:style style:name="P60" style:family="paragraph" style:parent-style-name="Text_20_body" style:list-style-name="L8">
      <style:paragraph-properties fo:break-before="page"/>
    </style:style>
    <style:style style:name="P61" style:family="paragraph" style:parent-style-name="Text_20_body" style:list-style-name="L8">
      <style:paragraph-properties fo:break-before="page"/>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P62" style:family="paragraph" style:parent-style-name="Text_20_body" style:list-style-name="L16">
      <style:paragraph-properties fo:break-before="page"/>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P63" style:family="paragraph" style:parent-style-name="Text_20_body" style:list-style-name="L8">
      <style:paragraph-properties fo:margin-left="0.023cm" fo:margin-right="0cm" fo:text-indent="-0.635cm" style:auto-text-indent="false">
        <style:tab-stops/>
      </style:paragraph-properties>
      <style:text-properties fo:font-weight="bold" style:font-weight-asian="bold" style:font-weight-complex="bold"/>
    </style:style>
    <style:style style:name="P64" style:family="paragraph" style:parent-style-name="Text_20_body" style:list-style-name="L8">
      <style:paragraph-properties fo:margin-left="0.088cm" fo:margin-right="0cm" fo:text-indent="-0.635cm" style:auto-text-indent="false">
        <style:tab-stops/>
      </style:paragraph-properties>
    </style:style>
    <style:style style:name="P65" style:family="paragraph" style:parent-style-name="Heading_20_1">
      <style:paragraph-properties fo:break-before="page"/>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8"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style:font-name="Liberation Serif"/>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size="12pt" fo:font-weight="normal" style:font-size-asian="10.5pt" style:font-weight-asian="normal" style:font-size-complex="12pt" style:font-weight-complex="normal"/>
    </style:style>
    <style:style style:name="T5" style:family="text">
      <style:text-properties style:font-name="Liberation Serif" fo:font-weight="bold" style:font-weight-asian="bold" style:font-weight-complex="bold"/>
    </style:style>
    <style:style style:name="T6" style:family="text">
      <style:text-properties fo:font-size="12pt"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style="normal" style:text-underline-style="none" style:font-size-asian="12pt" style:font-style-asian="normal" style:font-size-complex="12pt" style:font-style-complex="normal"/>
    </style:style>
    <style:style style:name="T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size="12pt" style:font-size-asian="12pt" style:font-size-complex="12pt"/>
    </style:style>
    <style:style style:name="T11" style:family="text">
      <style:text-properties style:font-name="Courier 10 Pitch1"/>
    </style:style>
    <style:style style:name="T12" style:family="text">
      <style:text-properties style:font-name="Courier 10 Pitch1" fo:font-weight="bold" style:font-weight-asian="bold" style:font-weight-complex="bold"/>
    </style:style>
    <style:style style:name="T13" style:family="text">
      <style:text-properties style:font-name="Courier 10 Pitch1" fo:font-weight="normal" style:font-weight-asian="normal" style:font-weight-complex="normal"/>
    </style:style>
    <style:style style:name="T14" style:family="text">
      <style:text-properties style:font-name="Courier 10 Pitch1" fo:font-size="12pt" fo:font-weight="normal" style:font-size-asian="10.5pt" style:font-weight-asian="normal" style:font-size-complex="12pt" style:font-weight-complex="normal"/>
    </style:style>
    <style:style style:name="T15" style:family="text">
      <style:text-properties style:font-name="Courier 10 Pitch1" fo:font-size="12pt" fo:font-weight="bold" style:font-size-asian="10.5pt" style:font-weight-asian="bold" style:font-size-complex="12pt" style:font-weight-complex="bold"/>
    </style:style>
    <style:style style:name="T16" style:family="text">
      <style:text-properties style:font-name="Courier 10 Pitch1" fo:font-size="13pt" fo:font-weight="bold" style:font-size-asian="13pt" style:font-weight-asian="bold" style:font-size-complex="13pt" style:font-weight-complex="bold"/>
    </style:style>
    <style:style style:name="T17" style:family="text">
      <style:text-properties style:font-name="Courier 10 Pitch1" fo:font-size="13pt" fo:font-style="italic" fo:font-weight="bold" style:font-size-asian="13pt" style:font-style-asian="italic" style:font-weight-asian="bold" style:font-size-complex="13pt" style:font-style-complex="italic" style:font-weight-complex="bold"/>
    </style:style>
    <style:style style:name="T18" style:family="text">
      <style:text-properties style:font-name="Courier 10 Pitch1" fo:font-size="13pt" style:text-underline-style="none" fo:font-weight="bold" style:font-size-asian="13pt" style:font-weight-asian="bold" style:font-size-complex="13pt" style:font-weight-complex="bold"/>
    </style:style>
    <style:style style:name="T19" style:family="text">
      <style:text-properties style:font-name="Courier 10 Pitch1" fo:font-style="normal" style:text-underline-style="none" fo:font-weight="normal" style:font-style-asian="normal" style:font-weight-asian="normal" style:font-style-complex="normal" style:font-weight-complex="normal"/>
    </style:style>
    <style:style style:name="T20" style:family="text">
      <style:text-properties style:font-name="Courier 10 Pitch1" fo:font-style="normal" style:text-underline-style="none" style:font-style-asian="normal" style:font-style-complex="normal"/>
    </style:style>
    <style:style style:name="T21" style:family="text">
      <style:text-properties style:font-name="Courier 10 Pitch1" fo:font-size="10pt" fo:font-style="normal" style:text-underline-style="none" fo:font-weight="normal" style:font-size-asian="8.75pt" style:font-style-asian="normal" style:font-weight-asian="normal" style:font-size-complex="10pt" style:font-style-complex="normal" style:font-weight-complex="normal"/>
    </style:style>
    <style:style style:name="T22" style:family="text">
      <style:text-properties style:font-name="Courier 10 Pitch1" fo:font-size="10pt" fo:font-style="normal" style:text-underline-style="none" style:font-size-asian="8.75pt" style:font-style-asian="normal" style:font-size-complex="10pt" style:font-style-complex="normal"/>
    </style:style>
    <style:style style:name="T23" style:family="text">
      <style:text-properties style:font-name="Courier 10 Pitch1" fo:font-size="10pt" style:font-size-asian="10pt" style:font-size-complex="10pt"/>
    </style:style>
    <style:style style:name="T24" style:family="text">
      <style:text-properties fo:font-weight="bold" style:font-weight-asian="bold" style:font-weight-complex="bold"/>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normal" style:font-weight-asian="normal" style:font-weight-complex="normal"/>
    </style:style>
    <style:style style:name="T29" style:family="text">
      <style:text-properties fo:font-size="13pt" fo:font-style="italic" fo:font-weight="bold" style:font-size-asian="13pt" style:font-style-asian="italic" style:font-weight-asian="bold" style:font-size-complex="13pt" style:font-style-complex="italic" style:font-weight-complex="bold"/>
    </style:style>
    <style:style style:name="T30" style:family="text">
      <style:text-properties fo:font-size="13pt" fo:font-weight="normal" style:font-size-asian="13pt" style:font-weight-asian="normal" style:font-size-complex="13pt" style:font-weight-complex="normal"/>
    </style:style>
    <style:style style:name="T31" style:family="text">
      <style:text-properties fo:font-size="10pt" style:text-underline-style="none" style:font-size-asian="10pt" style:font-size-complex="10pt"/>
    </style:style>
    <style:style style:name="T32" style:family="text">
      <style:text-properties fo:font-size="10pt" style:font-size-asian="10pt" style:font-size-complex="10pt"/>
    </style:style>
    <style:style style:name="T33"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37"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style:font-name="Times New Roman" fo:font-size="10pt" fo:font-style="italic" style:text-underline-style="none" fo:font-weight="bold" style:font-size-asian="10pt" style:font-style-asian="italic" style:font-weight-asian="bold" style:font-size-complex="10pt" style:font-style-complex="italic" style:font-weight-complex="bold"/>
    </style:style>
    <style:style style:name="T39" style:family="text">
      <style:text-properties style:font-name="Times New Roman" fo:font-size="10pt" style:font-size-asian="10pt" style:font-size-complex="10pt"/>
    </style:style>
    <style:style style:name="T40" style:family="text">
      <style:text-properties style:font-name="Courier New" fo:font-size="10pt" fo:font-style="normal" style:text-underline-style="none" fo:font-weight="normal" style:font-size-asian="8.75pt" style:font-style-asian="normal" style:font-weight-asian="normal" style:font-size-complex="10pt" style:font-style-complex="normal" style:font-weight-complex="normal"/>
    </style:style>
    <style:style style:name="T4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heads_20_2" draw:textarea-horizontal-align="center" draw:textarea-vertical-align="middle" style:run-through="foreground"/>
    </style:style>
    <style:style style:name="gr3" style:family="graphic">
      <style:graphic-properties draw:marker-end="Arrowheads_20_3"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00808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RefHeading__105_1165256468"/>PicoTCP – Usage and platform integration<text:bookmark-end text:name="__RefHeading__105_1165256468"/></text:p>
      <text:p text:style-name="Text_20_body"/>
      <text:p text:style-name="Text_20_body"/>
      <text:p text:style-name="Text_20_body"/>
      <text:p text:style-name="P3"/>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6"><text:a xlink:type="simple" xlink:href="#__RefHeading__139_1165256468" text:style-name="Index_20_Link" text:visited-style-name="Index_20_Link">Requirements and Configuration<text:tab/>3</text:a></text:p>
          <text:p text:style-name="P66"><text:a xlink:type="simple" xlink:href="#__RefHeading__149_1165256468" text:style-name="Index_20_Link" text:visited-style-name="Index_20_Link">Porting to a target system<text:tab/>4</text:a></text:p>
          <text:p text:style-name="P66"><text:a xlink:type="simple" xlink:href="#__RefHeading__151_1165256468" text:style-name="Index_20_Link" text:visited-style-name="Index_20_Link">Network devices integration<text:tab/>5</text:a></text:p>
          <text:p text:style-name="P66"><text:a xlink:type="simple" xlink:href="#__RefHeading__1400_1730268986" text:style-name="Index_20_Link" text:visited-style-name="Index_20_Link">Socket call function manual<text:tab/>7</text:a></text:p>
        </text:index-body>
      </text:table-of-content>
      <text:p text:style-name="Text_20_body"/>
      <text:h text:style-name="P65" text:outline-level="1"><text:bookmark-start text:name="__RefHeading__139_1165256468"/>Requirements and Configuration<text:bookmark-end text:name="__RefHeading__139_1165256468"/></text:h>
      <text:p text:style-name="Text_20_body"/>
      <text:p text:style-name="Text_20_body">PicoTCP is designed to be portable and versatile. Modules can be activated at compile-time, or excluded from the compilation in order to reduce the build size, or to save resources at runtime. This characteristic allows an embedded application to create different types of appliances, starting from a small forwarding multi-protocol switch, to fully-featured TCP hosts, supporting internal applets as well as generic POSIX-compliant socket interfaces. </text:p>
      <text:h text:style-name="Heading_20_8" text:outline-level="8"><text:bookmark-start text:name="__RefHeading__141_1165256468"/>Supported features<text:bookmark-end text:name="__RefHeading__141_1165256468"/></text:h>
      <text:p text:style-name="Text_20_body"><office:annotation><dc:creator>Daniele Lacamera</dc:creator><dc:date>2012-11-16T23:04:53</dc:date><text:p text:style-name="P67"><text:span text:style-name="T41">Make a table with the optional modules (ip, tcp, icmp, etc.). Describe modules size and a summary of the functionalities (max 3 lines)</text:span></text:p></office:annotation></text:p>
      <text:p text:style-name="Text_20_body"/>
      <text:h text:style-name="Heading_20_4" text:outline-level="4"/>
      <text:h text:style-name="Heading_20_8" text:outline-level="8"><text:bookmark-start text:name="__RefHeading__143_1165256468"/>Module dependencies<text:bookmark-end text:name="__RefHeading__143_1165256468"/></text:h>
      <text:p text:style-name="Text_20_body"/>
      <text:p text:style-name="Text_20_body"><office:annotation><dc:creator>Daniele Lacamera</dc:creator><dc:date>2012-11-16T23:08:45</dc:date><text:p text:style-name="P67"><text:span text:style-name="T42">Insert a diagram to show modules dependencies</text:span></text:p></office:annotation></text:p>
      <text:h text:style-name="Heading_20_8" text:outline-level="8"><text:bookmark-start text:name="__RefHeading__145_1165256468"/>Target requirements<text:bookmark-end text:name="__RefHeading__145_1165256468"/></text:h>
      <text:p text:style-name="Text_20_body">PicoTCP can run on several different hardware architectures, and can be integrated with virtually any operating system, or within a standalone application. It is possible to run PicoTCP on big-endian as well as little-endian CPU configurations. PicoTCP uses gcc-specific tags that may not be compatible with other compilers. The amount of resources needed may vary depending on the modules that are compiled-in. However, adapting to a specific hardware platform or for a particular use may require some integration effort.</text:p>
      <text:h text:style-name="Heading_20_8" text:outline-level="8"><text:bookmark-start text:name="__RefHeading__147_1165256468"/>The pico_config.h file<text:bookmark-end text:name="__RefHeading__147_1165256468"/></text:h>
      <text:p text:style-name="Text_20_body">The configuration for all the modules and their features is located in a the pico_config.h file. The files has two sections: “user configuration” and “architecture specific”. The first one is used to enable features to include. Uncommenting a line starting with a “#define” statement will enable the feature described in the comment. The pico_config file is located under the “/include” directory. The second section is used to include the specific implementation of the system interface required by PicoTCP to run on the target as described in the next section. As an example, some architecture implementations are provided: </text:p>
      <text:list xml:id="list13596689241" text:style-name="L1">
        <text:list-item>
          <text:p text:style-name="P22">a virtual posix target that allows the stack to be run on top of a POSIX compliant operating system (like Linux or other unix-like implementations).</text:p>
        </text:list-item>
        <text:list-item>
          <text:p text:style-name="P22">Arm M3/M4 Cortex board support</text:p>
        </text:list-item>
      </text:list>
      <text:p text:style-name="Text_20_body">The architecture-specific configuration is located in the “/include/arch” directory.</text:p>
      <text:p text:style-name="Text_20_body"/>
      <text:h text:style-name="P65" text:outline-level="1"><text:bookmark-start text:name="__RefHeading__149_1165256468"/>Porting to a target system<text:bookmark-end text:name="__RefHeading__149_1165256468"/></text:h>
      <text:p text:style-name="Text_20_body">PicoTCP relies on a simple set of system-specific calls that must be implemented externally from the target. Briefly, the interface needed for the stack to run is composed by:</text:p>
      <text:list xml:id="list1458120859" text:style-name="L2">
        <text:list-item>
          <text:p text:style-name="P23">A mechanism to allocate dynamic memory on the system</text:p>
        </text:list-item>
        <text:list-item>
          <text:p text:style-name="P23">A stable time-source to update its internal counters</text:p>
        </text:list-item>
      </text:list>
      <text:p text:style-name="Text_20_body">For the memory allocation interface, two symbols have to be defined by the system:</text:p>
      <text:list xml:id="list1144683528" text:style-name="L3">
        <text:list-item>
          <text:p text:style-name="P24"><text:span text:style-name="T1">void *</text:span>pico_zalloc<text:span text:style-name="T1">(int size)</text:span> – <text:span text:style-name="T4">(memory allocation) </text:span></text:p>
        </text:list-item>
        <text:list-item>
          <text:p text:style-name="P24"><text:span text:style-name="T7">void </text:span><text:span text:style-name="T6">pico_free</text:span><text:span text:style-name="T7">(void *ptr) – (memory release)</text:span></text:p>
        </text:list-item>
      </text:list>
      <text:p text:style-name="P2">pico_zalloc <text:span text:style-name="T3">Must allocate an object of the given size </text:span>size<text:span text:style-name="T3"> in memory and set the content of the allocated memory to zero. A pointer to the address 0 will indicate an allocation failure.</text:span></text:p>
      <text:p text:style-name="P2">pico_free<text:span text:style-name="T3"> Must must release the memory assigned to the object previously allocated at the address </text:span>ptr<text:span text:style-name="T3">.</text:span></text:p>
      <text:p text:style-name="P25"/>
      <text:p text:style-name="Text_20_body">For the time keeping, the following objects must be defined by the system:</text:p>
      <text:list xml:id="list1466757107" text:style-name="L4">
        <text:list-item>
          <text:p text:style-name="P36"><text:span text:style-name="T11">static inline unsigned long </text:span><text:span text:style-name="T12">PICO_TIME</text:span><text:span text:style-name="T11">(void)</text:span><text:span text:style-name="T2"> – returns current time expressed in seconds</text:span></text:p>
        </text:list-item>
        <text:list-item>
          <text:p text:style-name="P36"><text:span text:style-name="T11">static inline unsigned long </text:span><text:span text:style-name="T12">PICO_TIME_MS</text:span><text:span text:style-name="T11">(void) </text:span><text:span text:style-name="T2"><text:s/>– returns current time expressed in milliseconds</text:span></text:p>
        </text:list-item>
        <text:list-item>
          <text:p text:style-name="P26">static inline void <text:span text:style-name="T24">PICO_IDLE</text:span>(void) <text:span text:style-name="T2">– sleep between two consecutive iterations inside the main protocol loop (e.g. to yield the CPU to some other functionality on the sytem)</text:span></text:p>
        </text:list-item>
      </text:list>
      <text:p text:style-name="P37"/>
      <text:p text:style-name="Text_20_body"><text:span text:style-name="T2">Finally, whenever debug informations are needed, the system will have to provide a </text:span><text:span text:style-name="T12">dbg</text:span><text:span text:style-name="T13">()</text:span><text:span text:style-name="T12"> </text:span><text:span text:style-name="T4">function that accepts the same variadic arguments model as a standard </text:span><text:span text:style-name="T15">printf</text:span><text:span text:style-name="T14">()</text:span><text:span text:style-name="T4">.</text:span></text:p>
      <text:p text:style-name="P38"/>
      <text:p text:style-name="Text_20_body"/>
      <text:h text:style-name="P65" text:outline-level="1"><text:bookmark-start text:name="__RefHeading__151_1165256468"/>Network devices integration<text:bookmark-end text:name="__RefHeading__151_1165256468"/></text:h>
      <text:p text:style-name="Text_20_body">Every device driver must define its own interface to communicate with the stack. This interface is accessed via the <text:span text:style-name="T12">pico_device</text:span><text:span text:style-name="T2"> structure. Every device implements an instance of this structure by populating the following mandatory fields:</text:span></text:p>
      <text:list xml:id="list710917020" text:style-name="L5">
        <text:list-item>
          <text:p text:style-name="P27"><text:span text:style-name="T24">overhead</text:span> <text:span text:style-name="T2">– A positive integer indicating the amount of bytes required by the device driver to implement its header. This is used whenever a network layer allocates a new packet to be sent through this device. If a valued is specified here, it will be possible for the device to seek back in the frame scheduled for sending, and subsequently copy any header information in front of it. Devices dealing with pure stack frames or subparts of it (e.g. Ethernet) should have overhead set to 0.</text:span></text:p>
        </text:list-item>
        <text:list-item>
          <text:p text:style-name="P27"><text:span text:style-name="T2">The callback </text:span><text:span text:style-name="T24">send </text:span><text:span text:style-name="T5">– </text:span><text:span text:style-name="T3">must be a pointer to a function internally defined in the device driver module. This function will be called every time a frame must be injected in the network. The module can implement a generic send function for all the registered devices, as the device field will be passed as the first argument. The callback prototype is the following:</text:span></text:p>
          <text:list>
            <text:list-item>
              <text:list>
                <text:list-header>
                  <text:p text:style-name="P28">int (*send)(struct pico_device *self, void *buf, int len);</text:p>
                </text:list-header>
              </text:list>
            </text:list-item>
          </text:list>
          <text:p text:style-name="P45">If the device can immediately inject the frame at address “buf” of len “len”, it returns back to the caller the length of the frame injected. If the device is currently busy, this function can safely return 0, and the stack will retry the same operation again later.</text:p>
        </text:list-item>
        <text:list-item>
          <text:p text:style-name="P43"><text:span text:style-name="T1">The callback </text:span><text:span text:style-name="T12">poll </text:span><text:span text:style-name="T24">– </text:span><text:span text:style-name="T1">must be a pointer to a function internally defined in the device driver module. This function will be called periodically by the stack, to request a synchronization on the incoming frames. The prototype is the following:</text:span></text:p>
          <text:list>
            <text:list-item>
              <text:list>
                <text:list-header>
                  <text:p text:style-name="P28">int (*poll)(struct pico_device *self, int loop_score);</text:p>
                </text:list-header>
              </text:list>
            </text:list-item>
          </text:list>
          <text:p text:style-name="P43"><text:span text:style-name="T1">The poll function must check if the device is ready to receive frames, and for each frame that is directed to the stack, it will call the library function </text:span><text:span text:style-name="T12">pico_stack_recv</text:span><text:span text:style-name="T13">()</text:span><text:span text:style-name="T1">. This function will deliver the received frame to the stack.</text:span></text:p>
          <text:p text:style-name="P43"><text:span text:style-name="T1">The loop_score variable represents the </text:span><text:span text:style-name="T25">maximum amount of frames that the stack can process during this call</text:span><text:span text:style-name="T1">, i.e. the maximum amount of calls to pico_stack_recv() that can be performed during this iterations. The device driver should loop around the packet delivery operation and decrease the loop_score by one every time a frame is delivered to the stack. If during the iteration all the score was used, poll will return 0.</text:span></text:p>
          <text:p text:style-name="P43"><text:span text:style-name="T26">NOTE</text:span><text:span text:style-name="T27">: </text:span><text:span text:style-name="T1">The poll function must return immediately and must never block on hardware-specific operations. If the device is interrupt-driven, the integration will have to provide a mechanism to defer the reception until the next call back to poll. Calling pico_stack_recv() is only allowed from inside the poll() callback, thus a two-halves interface interrupt management design is required, and any memory structure shared between the two halves must be protected against concurrent access accordingly.</text:span></text:p>
        </text:list-item>
        <text:list-item>
          <text:p text:style-name="P43"><text:span text:style-name="T1">The callback </text:span><text:span text:style-name="T12">destroy</text:span><text:span text:style-name="T1"> – a pointer to a function that deallocates the device structure itself and frees all the eventual structures allocated by the driver during device creation.</text:span></text:p>
        </text:list-item>
      </text:list>
      <text:p text:style-name="P44"/>
      <text:p text:style-name="P44"/>
      <text:p text:style-name="P37"/>
      <text:p text:style-name="P37"><text:soft-page-break/>A device driver will have a simple two-functions library API exported in a header file using the same name, in the modules directory. The two functions to export will be:</text:p>
      <text:list xml:id="list707574325" text:style-name="L6">
        <text:list-item>
          <text:p text:style-name="P48"><text:span text:style-name="T2">A create function, accepting any argument required for the internal device configuration, that returns a pointer to the newly allocated device. The function must allocate the device and finally call the library function </text:span><text:span text:style-name="T12">pico_device_init</text:span><text:span text:style-name="T11">()</text:span><text:span text:style-name="T2"> in order to register the device into the stack.</text:span></text:p>
        </text:list-item>
      </text:list>
      <text:p text:style-name="P37"><text:tab/>The pico_device_init function accepts the following arguments:</text:p>
      <text:list xml:id="list1589663301" text:style-name="L7">
        <text:list-item>
          <text:list>
            <text:list-item>
              <text:list>
                <text:list-item>
                  <text:p text:style-name="P46">the device allocated just before</text:p>
                </text:list-item>
                <text:list-item>
                  <text:p text:style-name="P46">a null-terminated string containing a unique device name for the device to be inserted in the system (e.g. “eth0”)</text:p>
                </text:list-item>
                <text:list-item>
                  <text:p text:style-name="P49"><text:span text:style-name="T2">A pointer to an Ethernet address in the form of a previously allocated </text:span><text:span text:style-name="T12">pico_ethdev</text:span><text:span text:style-name="T5"> </text:span><text:span text:style-name="T3">structure, containing the hardware address to be used by the stack for datalink addressing. If no hardware-specific address is provided to pico_device_init() is provided (i.e. a NULL pointer is passed), the newly created device will be directly attached to the network layer and it will have to provide and process valid IP packets with no further encapsulation.</text:span></text:p>
                </text:list-item>
              </text:list>
            </text:list-item>
          </text:list>
        </text:list-item>
      </text:list>
      <text:list xml:id="list753981142" text:continue-list="list707574325" text:style-name="L6">
        <text:list-item>
          <text:p text:style-name="P47">A destroy routine, accepting the previously allocated device pointer to free all the associated structures.</text:p>
        </text:list-item>
      </text:list>
      <text:p text:style-name="P37">The way to expand the device driver interface is by simply creating a new specific structure that contains it, so it inherits all the capabilities of the standard structure but also holds the required hardware-specific information. The three callbacks will always receive a pointer to the beginning of the pico_device structure, but the memory area that follows the structure can be used to keep track of the device hardware-specific context.</text:p>
      <text:p text:style-name="P37">Naming convention must be followed for the two functions exposed to the user interface to create and destroy the device. The functions must be named pico_X_create() and pico_X_destroy(), where X is the unique name of the device driver.</text:p>
      <text:p text:style-name="Text_20_body"><text:span text:style-name="T2">As an example of a very simple device driver, directly attached to the networking layer using the valid naming convention for the send/poll/create/destroy interface is contained in the source file <text:s/></text:span><text:span text:style-name="T11">modules/pico_dev_null.c </text:span><text:span text:style-name="T2">and its header</text:span><text:span text:style-name="T11"> modules/pico_dev_null.h</text:span><text:span text:style-name="T2">.</text:span></text:p>
      <text:p text:style-name="P37"/>
      <text:h text:style-name="P65" text:outline-level="1"><text:bookmark-start text:name="__RefHeading__1400_1730268986"/>Socket call function manual<text:bookmark-end text:name="__RefHeading__1400_1730268986"/></text:h>
      <text:p text:style-name="P4"/>
      <text:p text:style-name="P4"/>
      <text:p text:style-name="P4"/>
      <text:p text:style-name="P4"/>
      <text:p text:style-name="P4"/>
      <text:p text:style-name="P4"><draw:g text:anchor-type="paragraph" draw:z-index="0" draw:style-name="gr1"><draw:line draw:style-name="gr2" draw:text-style-name="P68" svg:x1="12.552cm" svg:y1="3.651cm" svg:x2="4.962cm" svg:y2="3.651cm"><text:p/></draw:line><draw:line draw:style-name="gr3" draw:text-style-name="P68" svg:x1="4.955cm" svg:y1="0.134cm" svg:x2="4.955cm" svg:y2="9.084cm"><text:p/></draw:line><draw:line draw:style-name="gr3" draw:text-style-name="P68" svg:x1="12.841cm" svg:y1="0.088cm" svg:x2="12.841cm" svg:y2="9.176cm"><text:p/></draw:line><draw:line draw:style-name="gr2" draw:text-style-name="P68" svg:x1="12.552cm" svg:y1="6.013cm" svg:x2="6.308cm" svg:y2="6.013cm"><text:p/></draw:line><draw:line draw:style-name="gr2" draw:text-style-name="P68" svg:x1="6.308cm" svg:y1="7.791cm" svg:x2="11.457cm" svg:y2="7.791cm"><text:p/></draw:line><draw:rect draw:style-name="gr4" draw:text-style-name="P68" svg:width="2.67cm" svg:height="0.837cm" svg:x="3.639cm" svg:y="-0.215cm"><text:p text:style-name="P68">Open socket</text:p></draw:rect><draw:rect draw:style-name="gr4" draw:text-style-name="P68" svg:width="2.67cm" svg:height="0.837cm" svg:x="11.457cm" svg:y="-0.215cm"><text:p text:style-name="P68">Open socket</text:p></draw:rect><draw:rect draw:style-name="gr5" draw:text-style-name="P68" svg:width="2.67cm" svg:height="0.837cm" svg:x="3.639cm" svg:y="-2.125cm"><text:p text:style-name="P68">Server</text:p></draw:rect><draw:rect draw:style-name="gr5" draw:text-style-name="P68" svg:width="2.67cm" svg:height="0.837cm" svg:x="11.457cm" svg:y="-2.157cm"><text:p text:style-name="P68">Client</text:p></draw:rect><draw:rect draw:style-name="gr4" draw:text-style-name="P68" svg:width="2.67cm" svg:height="0.837cm" svg:x="3.639cm" svg:y="1.055cm"><text:p text:style-name="P68">Bind</text:p></draw:rect><draw:rect draw:style-name="gr4" draw:text-style-name="P68" svg:width="2.67cm" svg:height="0.837cm" svg:x="3.639cm" svg:y="2.346cm"><text:p text:style-name="P68">Listen</text:p></draw:rect><draw:rect draw:style-name="gr4" draw:text-style-name="P68" svg:width="2.67cm" svg:height="0.837cm" svg:x="3.639cm" svg:y="4.061cm"><text:p text:style-name="P68">Accept</text:p></draw:rect><draw:rect draw:style-name="gr4" draw:text-style-name="P68" svg:width="2.67cm" svg:height="0.837cm" svg:x="11.457cm" svg:y="5.548cm"><text:p text:style-name="P68">Send</text:p></draw:rect><draw:rect draw:style-name="gr4" draw:text-style-name="P68" svg:width="2.67cm" svg:height="0.837cm" svg:x="3.639cm" svg:y="5.569cm"><text:p text:style-name="P68">Recv</text:p></draw:rect><draw:rect draw:style-name="gr4" draw:text-style-name="P68" svg:width="2.67cm" svg:height="0.837cm" svg:x="11.457cm" svg:y="7.363cm"><text:p text:style-name="P68">Recv</text:p></draw:rect><draw:rect draw:style-name="gr4" draw:text-style-name="P68" svg:width="2.67cm" svg:height="0.837cm" svg:x="3.639cm" svg:y="7.394cm"><text:p text:style-name="P68">Send</text:p></draw:rect><draw:rect draw:style-name="gr4" draw:text-style-name="P68" svg:width="2.67cm" svg:height="0.837cm" svg:x="11.457cm" svg:y="9.061cm"><text:p text:style-name="P68">Close</text:p></draw:rect><draw:rect draw:style-name="gr4" draw:text-style-name="P68" svg:width="2.67cm" svg:height="0.837cm" svg:x="3.639cm" svg:y="9.083cm"><text:p text:style-name="P68">Close</text:p></draw:rect><draw:rect draw:style-name="gr4" draw:text-style-name="P68" svg:width="2.67cm" svg:height="0.837cm" svg:x="11.457cm" svg:y="3.255cm"><text:p text:style-name="P68">Connect</text:p></draw:rect></draw:g></text:p>
      <text:p text:style-name="P4"/>
      <text:p text:style-name="P4"/>
      <text:p text:style-name="P4"/>
      <text:p text:style-name="P4"/>
      <text:p text:style-name="P4"/>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50"><text:span text:style-name="T29">Figure 1:</text:span><text:span text:style-name="T30"> Schematic overview of a client-server communication sequence</text:span></text:p>
      <text:list xml:id="list1868411700" text:style-name="L8">
        <text:list-item>
          <text:p text:style-name="P60"><text:span text:style-name="T16">The </text:span><text:span text:style-name="T17">pico_socket_open </text:span><text:span text:style-name="T18">function</text:span></text:p>
          <text:p text:style-name="P63"><text:span text:style-name="T8">Description:</text:span><text:span text:style-name="T31"> </text:span></text:p>
          <text:p text:style-name="P64">This function will be called to open a socket from the application level. </text:p>
        </text:list-item>
      </text:list>
      <text:p text:style-name="P51">Function prototype:</text:p>
      <text:p text:style-name="P29">struct pico_socket *pico_socket_open(uint16_t net, uint16_t proto, void (*wakeup)(uint16_t ev, struct pico_socket *s));</text:p>
      <text:p text:style-name="P51">Parameters:</text:p>
      <text:p text:style-name="P52"><text:span text:style-name="T19">@ </text:span><text:span text:style-name="T20">net</text:span> <text:tab/><text:tab/>– Network protocol </text:p>
      <text:p text:style-name="Text_20_body"><text:tab/><text:tab/><text:tab/><text:tab/>PICO_PROTO_IPV4 = <text:s/>0</text:p>
      <text:p text:style-name="Text_20_body"><text:tab/><text:tab/><text:tab/><text:tab/>PICO_PROTO_IPV6 = <text:s/>41</text:p>
      <text:p text:style-name="Text_20_body"><text:span text:style-name="T21">@ </text:span><text:span text:style-name="T22">proto</text:span><text:span text:style-name="T11"> </text:span><text:tab/><text:tab/><text:span text:style-name="T10">– Transport protocol</text:span><text:span text:style-name="T32"> </text:span><text:note text:id="ftn1" text:note-class="footnote"><text:note-citation>1</text:note-citation><text:note-body><text:p text:style-name="Footnote">Maybe this should be trans instead of proto ?</text:p></text:note-body></text:note></text:p>
      <text:p text:style-name="Text_20_body"><text:tab/><text:tab/><text:tab/><text:tab/>PICO_PROTO_TCP <text:s text:c="3"/>6</text:p>
      <text:p text:style-name="Text_20_body"><text:tab/><text:tab/><text:tab/><text:tab/>PICO_PROTO_UDP <text:s text:c="3"/>17</text:p>
      <text:p text:style-name="Text_20_body"><text:span text:style-name="T21">@ wakeup </text:span><text:span text:style-name="T33"><text:tab/><text:tab/></text:span><text:span text:style-name="T9">– Callback function that accepts 2 parameters </text:span></text:p>
      <text:p text:style-name="Text_20_body"><text:span text:style-name="T33"><text:tab/></text:span><text:span text:style-name="T21">@@ ev</text:span><text:span text:style-name="T33"><text:tab/><text:tab/></text:span><text:span text:style-name="T9">– Events that apply to that specific socket</text:span></text:p>
      <text:p text:style-name="Text_20_body"><text:span text:style-name="T33"><text:s/><text:tab/></text:span><text:span text:style-name="T21">@@ s</text:span><text:span text:style-name="T33"><text:tab/><text:tab/></text:span><text:span text:style-name="T9">– Pointer to a socket of type struct pico_socket</text:span></text:p>
      <text:p text:style-name="P51">Return value:</text:p>
      <text:list xml:id="list688662018" text:continue-numbering="true" text:style-name="L8">
        <text:list-header>
          <text:p text:style-name="P64">“struct pico_socket * ” – returns a pointer to the declared socket , if the return value is “NULL” the socket is not created </text:p>
        </text:list-header>
      </text:list>
      <text:p text:style-name="P51">Example:</text:p>
      <text:p text:style-name="P29">sk_tcp = pico_socket_open(PICO_PROTO_IPV4, PICO_PROTO_TCP, &amp;wakeup);</text:p>
      <text:list xml:id="list142336516" text:continue-numbering="true" text:style-name="L8">
        <text:list-item>
          <text:p text:style-name="P61">The pico_socket_read function</text:p>
        </text:list-item>
      </text:list>
      <text:p text:style-name="Text_20_body"><text:span text:style-name="T27">Description:</text:span><text:span text:style-name="T28"> </text:span></text:p>
      <text:list xml:id="list1231199821" text:continue-numbering="true" text:style-name="L8">
        <text:list-header>
          <text:p text:style-name="P64">This function will be called to read a string from a socket from the application level. The function checks whether or not the socket is bound. </text:p>
        </text:list-header>
      </text:list>
      <text:p text:style-name="P51">Function prototype:</text:p>
      <text:p text:style-name="P29">int pico_socket_read(struct pico_socket *s, void *buf, int len);</text:p>
      <text:p text:style-name="P51">Parameters:</text:p>
      <text:list xml:id="list207677190" text:continue-numbering="true" text:style-name="L8">
        <text:list-header>
          <text:p text:style-name="P64"><text:span text:style-name="T19">@ s<text:tab/></text:span> <text:tab/><text:tab/>– pointer to socket of type “struct pico_socket”</text:p>
          <text:p text:style-name="P64"><text:span text:style-name="T19">@ buf</text:span><text:span text:style-name="T11"> <text:tab/></text:span><text:tab/>– void pointer to the start of a string buffer where the string will be stored</text:p>
          <text:p text:style-name="P64"><text:span text:style-name="T19">@ len<text:tab/></text:span><text:span text:style-name="T34"><text:tab/>– length of the string that was read from the socket (in bytes)</text:span></text:p>
        </text:list-header>
      </text:list>
      <text:p text:style-name="P51">Return value:</text:p>
      <text:list xml:id="list1245491276" text:continue-numbering="true" text:style-name="L8">
        <text:list-header>
          <text:p text:style-name="P64">“int” – returns integer representing the number of bytes read</text:p>
        </text:list-header>
      </text:list>
      <text:p text:style-name="P51">Example:</text:p>
      <text:p text:style-name="P29">bytesRead = pico_socket_read(sk_tcp, buffer, bufferLength);</text:p>
      <text:p text:style-name="P29"/>
      <text:list xml:id="list1700279698" text:style-name="L16">
        <text:list-item>
          <text:p text:style-name="P30">The pico_socket_write function</text:p>
        </text:list-item>
      </text:list>
      <text:p text:style-name="Text_20_body"><text:span text:style-name="T36">Description</text:span><text:span text:style-name="T38">:</text:span><text:span text:style-name="T39"> </text:span></text:p>
      <text:list xml:id="list1059172000" text:continue-list="list1245491276" text:style-name="L8">
        <text:list-header>
          <text:p text:style-name="P64">This function will be called to write a string to a socket from the application level. This function also checks if the socket is bound, connected and that it isn't shutdown locally. This is the preferred function to use when writing strings from application level.</text:p>
        </text:list-header>
      </text:list>
      <text:p text:style-name="P54">Function prototype:</text:p>
      <text:p text:style-name="P17">int pico_socket_write(struct pico_socket *s, void *buf, int len);</text:p>
      <text:p text:style-name="P18"/>
      <text:p text:style-name="P54">Parameters:</text:p>
      <text:list xml:id="list1369564353" text:continue-numbering="true" text:style-name="L8">
        <text:list-header>
          <text:p text:style-name="P64"><text:span text:style-name="T21">@ s</text:span><text:span text:style-name="T11"> </text:span><text:tab/><text:tab/><text:span text:style-name="T10">– pointer to socket of type “struct pico_socket”</text:span></text:p>
          <text:p text:style-name="P64"><text:span text:style-name="T21">@ buf</text:span><text:span text:style-name="T40"><text:tab/></text:span> <text:tab/><text:span text:style-name="T10">– void pointer to the start of a string buffer where the string is stored</text:span></text:p>
          <text:p text:style-name="P64"><text:span text:style-name="T21">@ len</text:span><text:span text:style-name="T40"><text:tab/><text:tab/></text:span><text:span text:style-name="T37">– length of the string that is stored in the buffer (in bytes)</text:span></text:p>
        </text:list-header>
      </text:list>
      <text:p text:style-name="P54">Return value:</text:p>
      <text:list xml:id="list1107016563" text:continue-numbering="true" text:style-name="L8">
        <text:list-header>
          <text:p text:style-name="P64">“int <text:s/>” – returns integer representing the number of bytes written to the socket</text:p>
        </text:list-header>
      </text:list>
      <text:p text:style-name="P54">Example:</text:p>
      <text:p text:style-name="P5">bytesWritten = pico_socket_write(sk_tcp, buf, bufLength);</text:p>
      <text:p text:style-name="P21"/>
      <text:list xml:id="list241875235" text:continue-list="list1700279698" text:style-name="L16">
        <text:list-item>
          <text:p text:style-name="P62">The pico_socket_sendto function</text:p>
        </text:list-item>
      </text:list>
      <text:p text:style-name="P39"><text:span text:style-name="T35">Description:</text:span><text:span text:style-name="T28"> </text:span></text:p>
      <text:p text:style-name="P39">This function is be called by the “pico_socket_write” and “pico_socket_send” functions. This function sends a string from the local address to the remote address, without checking if the remote is connected or not.</text:p>
      <text:p text:style-name="P40">Function prototype:</text:p>
      <text:p text:style-name="P6">int pico_socket_sendto(struct pico_socket *s, void *buf, int len, void *dst, uint16_t remote_port);</text:p>
      <text:p text:style-name="P9"/>
      <text:p text:style-name="P55">Parameters:</text:p>
      <text:list xml:id="list1706134830" text:continue-list="list1107016563" text:style-name="L8">
        <text:list-header>
          <text:p text:style-name="P64"><text:span text:style-name="T21">@ s</text:span><text:span text:style-name="T40"><text:tab/></text:span> <text:tab/>– pointer to socket of type “struct pico_socket”</text:p>
          <text:p text:style-name="P64"><text:span text:style-name="T21">@ buf</text:span><text:span text:style-name="T40"><text:tab/></text:span><text:tab/>– void pointer to the start of a string buffer where the string is stored</text:p>
          <text:p text:style-name="P64"><text:span text:style-name="T21">@ len<text:tab/></text:span><text:span text:style-name="T34"><text:tab/>– length of the string that is stored in the buffer (in bytes)</text:span></text:p>
        </text:list-header>
      </text:list>
      <text:p text:style-name="P55">Return value:</text:p>
      <text:p text:style-name="P39">“int <text:s/>” – returns integer representing the number of bytes written to the socket</text:p>
      <text:p text:style-name="P55">Example: <text:s/></text:p>
      <text:p text:style-name="P6">bytesWritten = pico_socket_sendto(sk_tcp, buf, len, &amp;sk_tcp-&gt;remote_addr, sk_tcp-&gt;remote_port);</text:p>
      <text:p text:style-name="P5"/>
      <text:list xml:id="list1645335100" text:style-name="L17">
        <text:list-item>
          <text:p text:style-name="P31">The pico_socket_recvfrom function</text:p>
        </text:list-item>
      </text:list>
      <text:p text:style-name="P41"><text:span text:style-name="T27">Description:</text:span><text:span text:style-name="T28"> </text:span></text:p>
      <text:p text:style-name="P39">This function is called to receive a string of data from the specified socket. This function also checks if the socket is bound but not if it is connected or shutdown locally.</text:p>
      <text:p text:style-name="P42">Function prototype:</text:p>
      <text:p text:style-name="P29">int pico_socket_recvfrom(struct pico_socket *s, void *buf, int len, void *orig, uint16_t *remote_port);</text:p>
      <text:p text:style-name="P40">Parameters:</text:p>
      <text:p text:style-name="P39"><text:span text:style-name="T19">@ s</text:span> <text:tab/><text:tab/><text:tab/>– Pointer to socket of type “struct pico_socket”</text:p>
      <text:p text:style-name="P39"><text:span text:style-name="T19">@ buf<text:tab/></text:span><text:tab/>– Void pointer to the start of a string buffer where the string will be stored</text:p>
      <text:p text:style-name="P39"><text:span text:style-name="T19">@ len<text:tab/></text:span><text:span text:style-name="T34"><text:tab/>– Length of the string that will be stored in the buffer (in bytes)</text:span></text:p>
      <text:p text:style-name="P39"><text:span text:style-name="T19">@ orig<text:tab/></text:span><text:span text:style-name="T34"><text:tab/>– Pointer to the origin of the IPv4/IPv6 frame header</text:span></text:p>
      <text:p text:style-name="P39"><text:span text:style-name="T19">@ remote_port</text:span><text:span text:style-name="T34"><text:tab/>– Portnumber of the sender socket</text:span></text:p>
      <text:p text:style-name="P40">Return value:</text:p>
      <text:p text:style-name="P56">“int <text:s/>” – returns integer representing the number of bytes read from the socket</text:p>
      <text:p text:style-name="P56"><text:span text:style-name="T24">Example:</text:span> <text:s/></text:p>
      <text:p text:style-name="P56"><text:s/><text:span text:style-name="T23">bytesRcvd = pico_socket_recvfrom(sk_tcp, buf, bufLen, &amp;peer, &amp;port);</text:span></text:p>
      <text:p text:style-name="P9"/>
      <text:p text:style-name="P19"/>
      <text:list xml:id="list1106896210" text:continue-list="list1706134830" text:style-name="L8">
        <text:list-item>
          <text:p text:style-name="P61">The pico_socket_send function</text:p>
        </text:list-item>
      </text:list>
      <text:p text:style-name="Text_20_body"><text:span text:style-name="T35">Description:</text:span><text:span text:style-name="T28"> </text:span></text:p>
      <text:p text:style-name="Text_20_body">This function is called to send a string of data to the specified socket. This function also checks if the socket is connected and then calls the pico_socket_sendto function.</text:p>
      <text:p text:style-name="P51">Function prototype:</text:p>
      <text:p text:style-name="P29">int pico_socket_send(struct pico_socket *s, void *buf, int len);</text:p>
      <text:p text:style-name="P51">Parameters:</text:p>
      <text:p text:style-name="Text_20_body"><text:span text:style-name="T19">@ s</text:span> <text:tab/><text:tab/><text:tab/>– Pointer to socket of type “struct pico_socket”</text:p>
      <text:p text:style-name="Text_20_body"><text:span text:style-name="T19">@ buf</text:span><text:span text:style-name="T34"><text:tab/></text:span><text:tab/>– Void pointer to the start of a string buffer where the string is stored</text:p>
      <text:p text:style-name="Text_20_body"><text:span text:style-name="T19">@ len</text:span><text:span text:style-name="T34"><text:tab/><text:tab/>– Length of the string that is stored in the buffer (in bytes)</text:span></text:p>
      <text:p text:style-name="P51">Return value:</text:p>
      <text:p text:style-name="Text_20_body">“int <text:s/>” – returns integer representing the number of bytes written to the socket</text:p>
      <text:p text:style-name="P51">Example: <text:s/></text:p>
      <text:p text:style-name="P29">bytesRcvd = pico_socket_send(sk_tcp, buf, bufLen);</text:p>
      <text:p text:style-name="P29"/>
      <text:list xml:id="list460881220" text:style-name="L18">
        <text:list-item>
          <text:p text:style-name="P32">The pico_socket_recv function</text:p>
        </text:list-item>
      </text:list>
      <text:p text:style-name="P57"><text:span text:style-name="T27">Description:</text:span><text:span text:style-name="T28"> </text:span></text:p>
      <text:p text:style-name="Text_20_body">This function directly calls the pico_socket_recvfrom function</text:p>
      <text:p text:style-name="P51">Function prototype:</text:p>
      <text:p text:style-name="P29">int pico_socket_recv(struct pico_socket *s, void *buf, int len);</text:p>
      <text:p text:style-name="P51">Parameters:</text:p>
      <text:p text:style-name="Text_20_body"><text:span text:style-name="T19">@ s</text:span><text:span text:style-name="T11"> </text:span><text:tab/><text:tab/><text:tab/>– Pointer to socket of type “struct pico_socket”</text:p>
      <text:p text:style-name="Text_20_body"><text:span text:style-name="T19">@ buf<text:tab/></text:span><text:tab/>– Void pointer to the start of a string buffer where the string will be stored</text:p>
      <text:p text:style-name="Text_20_body"><text:span text:style-name="T19">@ len</text:span><text:span text:style-name="T34"><text:tab/><text:tab/>– Length of the string in the socket buffer (in bytes)</text:span></text:p>
      <text:p text:style-name="P51">Return value:</text:p>
      <text:p text:style-name="Text_20_body">“int <text:s/>” – returns integer representing the number of bytes read from the socket</text:p>
      <text:p text:style-name="Text_20_body"><text:span text:style-name="T24">Example:</text:span> <text:s/></text:p>
      <text:p text:style-name="P29">bytesRcvd = pico_socket_recv(sk_tcp, buf, bufLen);</text:p>
      <text:list xml:id="list1868417600" text:style-name="L19">
        <text:list-header>
          <text:p text:style-name="P59"/>
        </text:list-header>
      </text:list>
      <text:list xml:id="list1031285188" text:continue-list="list1106896210" text:style-name="L8">
        <text:list-item>
          <text:p text:style-name="P61">The pico_socket_bind function</text:p>
        </text:list-item>
      </text:list>
      <text:p text:style-name="P58"><text:span text:style-name="T27">Description:</text:span><text:span text:style-name="T28"> </text:span></text:p>
      <text:p text:style-name="Text_20_body">This function binds a local IP-address and port to the specified socket.</text:p>
      <text:p text:style-name="P51">Function prototype:</text:p>
      <text:p text:style-name="P29">int pico_socket_bind(struct pico_socket *s, void *local_addr, uint16_t *port);</text:p>
      <text:p text:style-name="P51">Parameters:</text:p>
      <text:p text:style-name="Text_20_body"><text:span text:style-name="T19">@ s</text:span> <text:tab/><text:tab/><text:tab/>– Pointer to socket of type “struct pico_socket”</text:p>
      <text:p text:style-name="Text_20_body"><text:span text:style-name="T19">@ local_addr</text:span><text:span text:style-name="T11"><text:tab/></text:span>– Void pointer to the local IP-address</text:p>
      <text:p text:style-name="Text_20_body"><text:span text:style-name="T19">@ port</text:span><text:span text:style-name="T34"><text:tab/><text:tab/>– Local portnumber to bind with the socket</text:span></text:p>
      <text:p text:style-name="P51">Return value:</text:p>
      <text:p text:style-name="Text_20_body">“int <text:s/>” – returns integer representing an error message </text:p>
      <text:p text:style-name="Text_20_body"><text:tab/><text:tab/>→ -1 <text:tab/>=&gt; Error : missing arguments</text:p>
      <text:p text:style-name="Text_20_body"><text:tab/><text:tab/>→ <text:s text:c="2"/>0 <text:tab/>=&gt; Bind succesfull</text:p>
      <text:p text:style-name="Text_20_body"><text:span text:style-name="T24">Example:</text:span> <text:s/></text:p>
      <text:p text:style-name="P29">errMsg = pico_socket_bind(sk_tcp, &amp;sockaddr4→addr, &amp;sockaddr4→port);</text:p>
      <text:p text:style-name="P29"/>
      <text:list xml:id="list1820177688" text:style-name="L20">
        <text:list-item>
          <text:p text:style-name="P33">The pico_socket_connect function</text:p>
        </text:list-item>
      </text:list>
      <text:p text:style-name="Text_20_body"><text:span text:style-name="T35">Description:</text:span><text:span text:style-name="T28"> </text:span></text:p>
      <text:p text:style-name="Text_20_body">This function connects a local socket to a remote socket of a server that is listening.</text:p>
      <text:p text:style-name="P51">Function prototype:</text:p>
      <text:p text:style-name="P29">int pico_socket_connect(struct pico_socket *s, void *srv_addr, uint16_t remote_port);</text:p>
      <text:p text:style-name="P51">Parameters:</text:p>
      <text:p text:style-name="Text_20_body"><text:span text:style-name="T19">@ s</text:span><text:span text:style-name="T11"> </text:span><text:tab/><text:tab/><text:tab/>– Pointer to socket of type “struct pico_socket”</text:p>
      <text:p text:style-name="Text_20_body"><text:span text:style-name="T19">@ srv_addr</text:span><text:tab/>– Void pointer to the remote IP-address to connect to</text:p>
      <text:p text:style-name="Text_20_body"><text:span text:style-name="T19">@ remote_port</text:span><text:span text:style-name="T34"><text:tab/>– Remote port number on which the socket will be connected to</text:span></text:p>
      <text:p text:style-name="P51">Return value:</text:p>
      <text:p text:style-name="Text_20_body">“int <text:s/>” – returns integer representing an error message </text:p>
      <text:p text:style-name="Text_20_body"><text:tab/><text:tab/>→ -1 <text:tab/>=&gt; error available in pico_err</text:p>
      <text:p text:style-name="Text_20_body"><text:tab/><text:tab/>→ <text:s text:c="2"/>0 <text:tab/>=&gt; <text:s/>Conncet succesfull </text:p>
      <text:p text:style-name="Text_20_body"><text:span text:style-name="T24">Example:</text:span> <text:s/></text:p>
      <text:p text:style-name="P29">errMsg = pico_socket_connect(sk_tcp, &amp;sockaddr4-&gt;addr, sockaddr4-&gt;port);</text:p>
      <text:p text:style-name="Text_20_body"/>
      <text:list xml:id="list1335486144" text:continue-list="list1031285188" text:style-name="L8">
        <text:list-item>
          <text:p text:style-name="P61">The pico_socket_listen function</text:p>
        </text:list-item>
      </text:list>
      <text:p text:style-name="P52"><text:span text:style-name="T35">Description:</text:span><text:span text:style-name="T28"> </text:span></text:p>
      <text:p text:style-name="P52">A server can use this function when a socket is opened and bound to start listening to it.</text:p>
      <text:p text:style-name="P53">Function prototype:</text:p>
      <text:p text:style-name="P29">int pico_socket_listen(struct pico_socket *s, int backlog);</text:p>
      <text:p text:style-name="P53">Parameters:</text:p>
      <text:p text:style-name="P52"><text:span text:style-name="T19">@ s</text:span> <text:tab/><text:tab/><text:tab/>– Pointer to socket of type “struct pico_socket”</text:p>
      <text:p text:style-name="P52"><text:span text:style-name="T19">@ backlog</text:span><text:span text:style-name="T34"><text:tab/><text:tab/>– </text:span></text:p>
      <text:p text:style-name="P53">Return value:</text:p>
      <text:p text:style-name="P52">“int <text:s/>” – returns integer representing an error message </text:p>
      <text:p text:style-name="P52"><text:tab/><text:tab/>→ -1 <text:tab/>=&gt; Error available in pico_err</text:p>
      <text:p text:style-name="P52"><text:tab/><text:tab/>→ <text:s text:c="2"/>0 <text:tab/>=&gt; Listening started succesful</text:p>
      <text:p text:style-name="P52"><text:span text:style-name="T24">Example:</text:span> <text:s/></text:p>
      <text:p text:style-name="P29">errMsg = pico_socket_listen(sk_tcp, 3);</text:p>
      <text:p text:style-name="P29"/>
      <text:list xml:id="list638600633" text:style-name="L21">
        <text:list-item>
          <text:p text:style-name="P34">The pico_socket_accept function</text:p>
        </text:list-item>
      </text:list>
      <text:p text:style-name="P10"><text:span text:style-name="T35">Description:</text:span><text:span text:style-name="T28"> </text:span></text:p>
      <text:p text:style-name="P10">When a server is listening on a socket and the client is trying to connect. The server on his side will wakeup and acknowlegde the connection by calling the this function.</text:p>
      <text:p text:style-name="P10"/>
      <text:p text:style-name="P11">Function prototype:</text:p>
      <text:p text:style-name="P14">struct pico_socket *pico_socket_accept(struct pico_socket *s, void *orig, uint16_t *local_port);</text:p>
      <text:p text:style-name="P14"/>
      <text:p text:style-name="P11">Parameters:</text:p>
      <text:p text:style-name="P10"><text:span text:style-name="T19">@ s</text:span> <text:tab/><text:tab/><text:tab/><text:tab/>– Pointer to socket of type “struct pico_socket”</text:p>
      <text:p text:style-name="P10"><text:span text:style-name="T19">@ orig<text:tab/></text:span><text:span text:style-name="T34"><text:tab/><text:tab/>– Pointer to the origin of the IPv4/IPv6 frame header</text:span></text:p>
      <text:p text:style-name="P10"><text:span text:style-name="T19">@ local_port<text:tab/></text:span><text:span text:style-name="T34"><text:tab/>– </text:span></text:p>
      <text:p text:style-name="P12"><text:s/></text:p>
      <text:p text:style-name="P15">Return value:</text:p>
      <text:p text:style-name="P10">“struct pico_socket <text:s/>” – The pointer to a pico_socket that represents the client thas was just connected</text:p>
      <text:p text:style-name="P15"/>
      <text:p text:style-name="P15">Example: <text:s/></text:p>
      <text:p text:style-name="P13">client = pico_socket_accept(sk_tcp, &amp;peer, &amp;port);</text:p>
      <text:list xml:id="list776127794" text:continue-list="list1868417600" text:style-name="L19">
        <text:list-header>
          <text:p text:style-name="P20"/>
        </text:list-header>
      </text:list>
      <text:p text:style-name="P19"/>
      <text:list xml:id="list247341627" text:continue-list="list1335486144" text:style-name="L8">
        <text:list-item>
          <text:p text:style-name="P61">The pico_socket_shutdown function</text:p>
        </text:list-item>
      </text:list>
      <text:p text:style-name="P10"><text:span text:style-name="T35">Description:</text:span><text:span text:style-name="T28"> </text:span></text:p>
      <text:p text:style-name="P10">Used by the pico_socket_close function to shutdown read and write mode for the specified socket. With this function one can close a socket for read and/or writting. </text:p>
      <text:p text:style-name="P10"/>
      <text:p text:style-name="P16">Function prototype:</text:p>
      <text:p text:style-name="P7">int pico_socket_shutdown(struct pico_socket *s, int mode);</text:p>
      <text:p text:style-name="P10"/>
      <text:p text:style-name="P16">Parameters:</text:p>
      <text:p text:style-name="P10"><text:span text:style-name="T19">@ s</text:span><text:span text:style-name="T11"> </text:span><text:tab/><text:tab/><text:tab/>– Pointer to socket of type “struct pico_socket”</text:p>
      <text:p text:style-name="P10"><text:span text:style-name="T19">@ mode</text:span><text:span text:style-name="T34"><text:tab/><text:tab/>– PICO_SHUT_RDWR, PICO_SHUT_WR, PICO_SHUT_RD</text:span></text:p>
      <text:p text:style-name="P10"><text:s/></text:p>
      <text:p text:style-name="P16">Return value:</text:p>
      <text:p text:style-name="P10">“int <text:s/>” – returns integer representing an error message </text:p>
      <text:p text:style-name="P10"><text:tab/><text:tab/>→ -1 <text:tab/>=&gt; Error available in pico_err</text:p>
      <text:p text:style-name="P10"><text:tab/><text:tab/>→ <text:s text:c="2"/>0 <text:tab/>=&gt; socket shutdown succesful</text:p>
      <text:p text:style-name="P10"/>
      <text:p text:style-name="P10"><text:span text:style-name="T24">Example:</text:span> <text:s/></text:p>
      <text:p text:style-name="P8">errMsg = pico_socket_shutdown(s, PICO_SHUT_RDWR);</text:p>
      <text:p text:style-name="P8"/>
      <text:list xml:id="list2162958165" text:style-name="L22">
        <text:list-item>
          <text:p text:style-name="P35">The pico_socket_close function</text:p>
        </text:list-item>
      </text:list>
      <text:p text:style-name="P10"><text:span text:style-name="T35">Description:</text:span><text:span text:style-name="T28"> </text:span></text:p>
      <text:p text:style-name="P10">Function used on application level to close a socket. Always closes read and write connection.</text:p>
      <text:p text:style-name="P10"/>
      <text:p text:style-name="P16">Function prototype:</text:p>
      <text:p text:style-name="P10">int pico_socket_close(struct pico_socket *s);</text:p>
      <text:p text:style-name="P10"/>
      <text:p text:style-name="P16">Parameters:</text:p>
      <text:p text:style-name="P10"><text:span text:style-name="T19">@ s</text:span><text:span text:style-name="T11"> </text:span><text:tab/><text:tab/><text:tab/>– Pointer to socket of type “struct pico_socket”</text:p>
      <text:p text:style-name="P10"><text:s/></text:p>
      <text:p text:style-name="P16">Return value:</text:p>
      <text:p text:style-name="P10">“int <text:s/>” – returns integer representing an error message </text:p>
      <text:p text:style-name="P10"><text:tab/><text:tab/>→ -1 <text:tab/>=&gt; Error available in pico_err</text:p>
      <text:p text:style-name="P10"><text:tab/><text:tab/>→ <text:s text:c="2"/>0 <text:tab/>=&gt; socket shutdown succesful</text:p>
      <text:p text:style-name="P10"/>
      <text:p text:style-name="P10"><text:span text:style-name="T24">Example:</text:span> <text:s/></text:p>
      <text:p text:style-name="P8">errMsg = pico_socket_close(sk_tcp);</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heads_20_2" draw:display-name="Arrowheads 2" svg:viewBox="0 0 1131 902" svg:d="m564 0-564 902h1131z"/>
    <draw:marker draw:name="Arrowheads_20_3" draw:display-name="Arrowheads 3" svg:viewBox="0 0 1013 1130" svg:d="m1009 1050-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Liberation Sans1" fo:font-size="11pt" style:font-size-asian="10.5pt"/>
    </style:style>
    <style:style style:name="Code" style:family="paragraph" style:class="extra" style:master-page-name="">
      <style:paragraph-properties style:page-number="auto"/>
      <style:text-properties style:font-name="Courier 10 Pitch" fo:font-size="10pt" style:font-size-asian="10.5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6T22:06:35</meta:creation-date>
    <dc:date>2012-12-12T22:16:21</dc:date>
    <dc:creator>BrechtVanCauwenberghe </dc:creator>
    <meta:editing-duration>P1DT14H59M46S</meta:editing-duration>
    <meta:editing-cycles>7</meta:editing-cycles>
    <meta:generator>LibreOffice/3.5$Linux_X86_64 LibreOffice_project/350m1$Build-2</meta:generator>
    <meta:document-statistic meta:table-count="0" meta:image-count="0" meta:object-count="0" meta:page-count="14" meta:paragraph-count="244" meta:word-count="2737" meta:character-count="17429" meta:non-whitespace-character-count="14786"/>
  </office:meta>
</office:document-meta>
</file>